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075321" officeooo:paragraph-rsid="00075321"/>
    </style:style>
    <style:style style:name="P3" style:family="paragraph" style:parent-style-name="Text_20_body">
      <style:paragraph-properties fo:text-align="start" style:justify-single-word="false"/>
      <style:text-properties officeooo:rsid="00075321" officeooo:paragraph-rsid="00075321"/>
    </style:style>
    <style:style style:name="P4" style:family="paragraph" style:parent-style-name="Text_20_body">
      <style:text-properties fo:font-style="italic" fo:font-weight="bold" officeooo:rsid="00075321" officeooo:paragraph-rsid="00075321" style:font-style-asian="italic" style:font-weight-asian="bold" style:font-style-complex="italic" style:font-weight-complex="bold"/>
    </style:style>
    <style:style style:name="P5" style:family="paragraph" style:parent-style-name="Text_20_body">
      <style:text-properties fo:font-style="italic" style:text-underline-style="none" fo:font-weight="bold" officeooo:rsid="00075321" officeooo:paragraph-rsid="00075321" style:font-style-asian="italic" style:font-weight-asian="bold" style:font-style-complex="italic" style:font-weight-complex="bold"/>
    </style:style>
    <style:style style:name="P6" style:family="paragraph" style:parent-style-name="Text_20_body">
      <style:text-properties officeooo:rsid="000a56d4" officeooo:paragraph-rsid="000a56d4"/>
    </style:style>
    <style:style style:name="P7" style:family="paragraph" style:parent-style-name="Title">
      <style:paragraph-properties fo:text-align="start" style:justify-single-word="false"/>
    </style:style>
    <style:style style:name="P8" style:family="paragraph" style:parent-style-name="Heading_20_3">
      <style:text-properties officeooo:rsid="000a56d4" officeooo:paragraph-rsid="000a56d4"/>
    </style:style>
    <style:style style:name="P9" style:family="paragraph" style:parent-style-name="Heading_20_2">
      <style:text-properties officeooo:rsid="00075321" officeooo:paragraph-rsid="00075321"/>
    </style:style>
    <style:style style:name="P10" style:family="paragraph" style:parent-style-name="Heading_20_2">
      <style:text-properties officeooo:rsid="0008ef7b" officeooo:paragraph-rsid="0008ef7b"/>
    </style:style>
    <style:style style:name="P11" style:family="paragraph" style:parent-style-name="Heading_20_2">
      <style:text-properties officeooo:rsid="000a56d4" officeooo:paragraph-rsid="000a56d4"/>
    </style:style>
    <style:style style:name="P12" style:family="paragraph" style:parent-style-name="Heading_20_3">
      <style:text-properties officeooo:rsid="000a56d4" officeooo:paragraph-rsid="000a56d4"/>
    </style:style>
    <style:style style:name="P13" style:family="paragraph" style:parent-style-name="Text_20_body">
      <style:text-properties style:text-position="0% 100%" fo:font-style="italic" style:text-underline-style="none" fo:font-weight="bold" style:font-style-asian="italic" style:font-weight-asian="bold" style:font-style-complex="italic" style:font-weight-complex="bold"/>
    </style:style>
    <style:style style:name="P14" style:family="paragraph" style:parent-style-name="Text_20_body">
      <style:text-properties style:text-position="0% 100%" fo:font-style="italic" fo:font-weight="bold" officeooo:rsid="0008ef7b" officeooo:paragraph-rsid="0008ef7b" style:font-style-asian="italic" style:font-weight-asian="bold" style:font-style-complex="italic" style:font-weight-complex="bold"/>
    </style:style>
    <style:style style:name="P15" style:family="paragraph" style:parent-style-name="Text_20_body">
      <style:text-properties style:text-position="0% 100%" fo:font-style="italic" fo:font-weight="bold" officeooo:rsid="000da99d" officeooo:paragraph-rsid="000da99d" style:font-style-asian="italic" style:font-weight-asian="bold" style:font-style-complex="italic" style:font-weight-complex="bold"/>
    </style:style>
    <style:style style:name="P16" style:family="paragraph" style:parent-style-name="Text_20_body">
      <style:text-properties style:text-position="0% 100%" fo:font-style="normal" fo:font-weight="normal" officeooo:rsid="0008ef7b" officeooo:paragraph-rsid="0008ef7b"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075321" officeooo:paragraph-rsid="00075321" style:font-style-asian="normal" style:font-weight-asian="normal" style:font-style-complex="normal" style:font-weight-complex="normal"/>
    </style:style>
    <style:style style:name="P18" style:family="paragraph" style:parent-style-name="Text_20_body">
      <style:text-properties officeooo:rsid="000a56d4" officeooo:paragraph-rsid="000a56d4"/>
    </style:style>
    <style:style style:name="P19" style:family="paragraph" style:parent-style-name="Text_20_body">
      <style:text-properties officeooo:rsid="000aae62" officeooo:paragraph-rsid="000aae62"/>
    </style:style>
    <style:style style:name="P20" style:family="paragraph" style:parent-style-name="Text_20_body">
      <style:text-properties officeooo:rsid="000aae62" officeooo:paragraph-rsid="000bb2de"/>
    </style:style>
    <style:style style:name="P21" style:family="paragraph" style:parent-style-name="Text_20_body">
      <style:text-properties fo:font-weight="bold" style:font-weight-asian="bold" style:font-weight-complex="bold"/>
    </style:style>
    <style:style style:name="T1" style:family="text">
      <style:text-properties style:text-underline-style="none"/>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aae62" style:font-style-asian="normal" style:font-style-complex="normal"/>
    </style:style>
    <style:style style:name="T6" style:family="text">
      <style:text-properties fo:font-style="normal" officeooo:rsid="000a56d4" style:font-style-asian="normal" style:font-style-complex="normal"/>
    </style:style>
    <style:style style:name="T7" style:family="text">
      <style:text-properties fo:font-style="normal" officeooo:rsid="000bb2de" style:font-style-asian="normal" style:font-style-complex="normal"/>
    </style:style>
    <style:style style:name="T8" style:family="text">
      <style:text-properties fo:font-style="normal" officeooo:rsid="000da99d" style:font-style-asian="normal" style:font-style-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officeooo:rsid="000aae62" style:font-style-asian="italic" style:font-style-complex="italic"/>
    </style:style>
    <style:style style:name="T11" style:family="text">
      <style:text-properties officeooo:rsid="000aae62"/>
    </style:style>
    <style:style style:name="T12" style:family="text">
      <style:text-properties officeooo:rsid="000da9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schlein Deck Dich Ausgabe Programm</text:p>
      <text:p text:style-name="P1"/>
      <text:p text:style-name="P1"/>
      <text:p text:style-name="P3">Das Ausgabeprogramm von Constantin basiert auf einem Webserver.</text:p>
      <text:p text:style-name="P3">Aufgrunddessen kann das Programm sowohl mit einem lokalen Server als auch als Webseite online im Internet verwendet werden. Die aktuelle Einrichtung auf dem Tischlein-Deck-Dich-Laptop besteht aus einem portablen Webserver (Laragon: <text:a xlink:type="simple" xlink:href="http://laragon.org/" text:style-name="Internet_20_link" text:visited-style-name="Visited_20_Internet_20_Link">http://laragon.org</text:a>) mit der Ausgabedatei als Hauptseite.</text:p>
      <text:p text:style-name="P3"/>
      <text:p text:style-name="P3"/>
      <text:h text:style-name="P9" text:outline-level="2">Programmverzeichnis</text:h>
      <text:p text:style-name="P13">C:\Laragon</text:p>
      <text:p text:style-name="P2"/>
      <text:h text:style-name="P9" text:outline-level="2">Auszuführende Datei</text:h>
      <text:p text:style-name="P4">TDD_Ausgabe.bat<text:span text:style-name="T2"> – Startet Server (führt untere Datei aus) und ruft inkludierten ChromePortable Browser mit (original) richtiger Adresse auf</text:span></text:p>
      <text:p text:style-name="P5">laragon.exe<text:span text:style-name="T2"> – Server (php 5.4.9, mysql 5.1.72), erreichbar unter localhost oder 127.0.0.1 mit Port 80 (Standardport)</text:span></text:p>
      <text:p text:style-name="P4"><text:a xlink:type="simple" xlink:href="http://localhost/" text:style-name="Internet_20_link" text:visited-style-name="Visited_20_Internet_20_Link"><text:span text:style-name="T1">http://localhost/</text:span></text:a><text:span text:style-name="T3"> – Ausgabeprogramm-Adresse nach dem Start von Laragon</text:span></text:p>
      <text:p text:style-name="P17"/>
      <text:h text:style-name="P10" text:outline-level="2">Weitere Informationen</text:h>
      <text:p text:style-name="P14">readme.txt</text:p>
      <text:p text:style-name="P15">Tab „Hilfe“ im Programm</text:p>
      <text:p text:style-name="P16"/>
      <text:p text:style-name="P16"/>
      <text:h text:style-name="P11" text:outline-level="2">Transfer auf Webseite</text:h>
      <text:p text:style-name="P6">Wie erwähnt kann das Programm auch als Webseite im Internet verwendet werden. Ein Standard-Webserver reicht vollkommen aus.</text:p>
      <text:h text:style-name="P8" text:outline-level="3"><text:soft-page-break/>Schritt 1:</text:h>
      <text:p text:style-name="P6">Hochladen der Datei <text:span text:style-name="T9">TDD_Ausgabe.php</text:span><text:span text:style-name="T2"> (index.php in der Version auf dem Laptop) auf den Server</text:span></text:p>
      <text:p text:style-name="P6"><text:span text:style-name="T2">TDD_Ausgabe.php kann im Google-Drive-Verzeichnis (</text:span><text:a xlink:type="simple" xlink:href="https://drive.google.com/open?id=1tv36wjCQT31TeAzo1OpjZG3uRx8LTWax" text:style-name="Internet_20_link" text:visited-style-name="Visited_20_Internet_20_Link"><text:span text:style-name="T2">https://drive.google.com/open?id=1tv36wjCQT31TeAzo1OpjZG3uRx8LTWax</text:span></text:a><text:span text:style-name="T2">) heruntergeladen werden. Alternativ findet sich die selbe Datei als index.php auf dem Ausgabe-Laptop unter C:\Laragon\www\.</text:span></text:p>
      <text:h text:style-name="P8" text:outline-level="3">Schritt 2:</text:h>
      <text:p text:style-name="P21">a) Neu aufsetzen</text:p>
      <text:p text:style-name="P6">Das Programm kann neu aufgesetzt werden (Verlust aller Daten, keine Familien sind mehr verfügbar) einfach indem die Seite (z.B.: http://example.com/TDD_Ausgabe.php) aufgerufen wird, dann beim Login „Setup“ unten wählen. Jetzt benötigen Sie Administrations-Logindaten für die Datenbank, diese finden Sie bei Ihren Hosting-Provider (für den Server).</text:p>
      <text:p text:style-name="P19">Folgen Sie den Anweisungen, beginnend mit <text:span text:style-name="T12">Step</text:span> 1.</text:p>
      <text:p text:style-name="P21">oder b) Daten übertragen</text:p>
      <text:p text:style-name="P6">Alternativ können auch alle Daten mitgenommen werden. Starten Sie hierfür den lokalen Server (Laragon) und rufen Sie folgende URL auf: <text:a xlink:type="simple" xlink:href="http://localhost/adminer" text:style-name="Internet_20_link" text:visited-style-name="Visited_20_Internet_20_Link">http://localhost/adminer</text:a>). Dies ist das Administrationsprogramm der lokalen Datenbank. <text:span text:style-name="T11">Melden Sie sich mit </text:span><text:span text:style-name="T10">root</text:span><text:span text:style-name="T5"> und einem leeren Passwort an (Administrator). Wählen Sie nun links „Export“. Im neuen Fenster wählen Sie unten in der kleinen Tabelle mit Database im Titel nur „tdd“, dann „Export“ darüber. Speichern Sie das resultierende Seite mit Strg+S, zum Beispiel unter dem Namen tdd.sql.</text:span></text:p>
      <text:p text:style-name="P19"><text:span text:style-name="T4">Wechseln Sie nun zur Datenbank-Administration Ihrer Webseite. Oft wird hier das Programm phpMyAdmin verwendet; sollte Ihr Server nicht dieses Programm nutzen suchen Sie bitte nach einem Weg eine SQL-Datei auszuführen.</text:span></text:p>
      <text:p text:style-name="P19"><text:span text:style-name="T4">Wenn Sie phpMyAdmin gestartet haben, finden Sie in der Reihe ganz oben etwa mittig den Knopf „Import“. Nachdem Sie diesen klicken können Sie eine Datei zum hochladen auswählen, nehmen Sie hier die eben gespeicherte tdd.sql und starten Sie den Vorgang. Alle Familien und Einstellungen sollten jetzt importiert sein.</text:span></text:p>
      <text:p text:style-name="P20"><text:span text:style-name="T4">Der letzte Schritt ist den Benutzer einzurichten. Starten Sie hierfür das Ausgabeprogramm und wählen Sie „Setup“ beim Login-Screen. Melden Sie sich mit den </text:span><text:span text:style-name="T6">Administrations-Logindaten für die Datenbank </text:span><text:span text:style-name="T4">(Sie finden diese bei Ihren Hosting-Provider)</text:span><text:span text:style-name="T6"> </text:span><text:span text:style-name="T4">an. Sie müssen jetzt nur </text:span><text:span text:style-name="T8">Step</text:span><text:span text:style-name="T4"> 2 ausführen, ansonsten leeren Sie die importierten Daten wieder. Geben Sie einen Benutzernamen und ein Passwort ein (etwa tdd und tdd2003 wie an der lokalen Instanz) und klicken Sie OK. </text:span><text:span text:style-name="T7">Der Benutzer ist nun angelegt. Klicken Sie rechts oben „Log out“, dann rechts unten „Zurück“.</text:span></text:p>
      <text:p text:style-name="P20"><text:span text:style-name="T7">Sie können sich nun mit dem Benutzer anmelden und sollten alle Familien etc. vollständig fi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5:03:02.943655193</meta:creation-date>
    <dc:date>2018-11-24T15:50:45.629000000</dc:date>
    <meta:editing-duration>PT20M51S</meta:editing-duration>
    <meta:editing-cycles>5</meta:editing-cycles>
    <meta:generator>LibreOffice/6.0.2.1$Windows_x86 LibreOffice_project/f7f06a8f319e4b62f9bc5095aa112a65d2f3ac89</meta:generator>
    <meta:document-statistic meta:table-count="0" meta:image-count="0" meta:object-count="0" meta:page-count="2" meta:paragraph-count="27" meta:word-count="469" meta:character-count="3453" meta:non-whitespace-character-count="3008"/>
  </office:meta>
</office:document-meta>
</file>